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1a5872" officeooo:paragraph-rsid="001a5872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47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Navigationsseitenleiste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über eine Navigationsleiste auf der linken Seite der Webseite navigieren könn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408741263" text:style-name="L1">
              <text:list-item>
                <text:p text:style-name="P3">Die Navigationsleiste besteht aus folgenden Verlinkungen: Dashboard, Meine Tickets, Inbox Tickets, Abgelehnte Tickets, Alle Tickets, Wiederkehrende Tickets, Gruppe erstellen und eine Auflistung aller Gruppen, in denen ich mich befinde.</text:p>
              </text:list-item>
              <text:list-item>
                <text:p text:style-name="P3">Jede Verlinkung besteht aus einem Namen und einem Symbol, was das Thema umreißt.</text:p>
              </text:list-item>
              <text:list-item>
                <text:p text:style-name="P3">Die Navigationsleiste lässt sich nach links verkleinern, dabei werden die Namen entfernt, sodass nur noch die Symbole zu sehen sind. </text:p>
              </text:list-item>
              <text:list-item>
                <text:p text:style-name="P3">Die Felder Tickets und Gruppen lassen sich ein und ausklappen.</text:p>
              </text:list-item>
              <text:list-item>
                <text:p text:style-name="P3">Sowohl im eingeklappten, als auch im ausgeklappten Zustand können die Verlinkungen ausgewählt werden.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0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0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0:15:00Z</meta:creation-date>
    <dc:date>2019-03-28T18:41:54.390000000</dc:date>
    <meta:editing-cycles>3</meta:editing-cycles>
    <meta:editing-duration>PT5S</meta:editing-duration>
    <meta:document-statistic meta:table-count="1" meta:image-count="0" meta:object-count="0" meta:page-count="1" meta:paragraph-count="23" meta:word-count="128" meta:character-count="908" meta:non-whitespace-character-count="807"/>
    <meta:template xlink:type="simple" xlink:actuate="onRequest" xlink:title="" xlink:href="Normal.dotm"/>
  </office:meta>
</office:document-meta>
</file>